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line-through-style="solid" style:text-line-through-type="single" style:text-line-through-width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Methods 1.</text:p>
          </table:table-cell>
          <table:table-cell office:value-type="string" calcext:value-type="string">
            <text:p>put electrometer on 3V, attach cables etc, grounding</text:p>
          </table:table-cell>
          <table:table-cell table:number-columns-repeated="5"/>
          <table:table-cell office:value-type="string" calcext:value-type="string">
            <text:p>In errors/future experiemnts, minmize people walking past / take into accou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ush to zero, start at 100V sensitivty as dont know what to expect</text:p>
          </table:table-cell>
          <table:table-cell table:number-columns-repeated="5"/>
          <table:table-cell office:value-type="string" calcext:value-type="string">
            <text:p>Add errors for 2 mm 4mm and check error in electrome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othing at 100 V, do 3 V. Too much, so scale at 10 V was end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 that us moving affects the electrometer so stayed still. Electrometer seems bugging</text:p>
          </table:table-cell>
          <table:table-cell table:number-columns-repeated="7"/>
          <table:table-cell office:value-type="string" calcext:value-type="string">
            <text:p>Radius of plates are 10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ale aws 10 V, so multiply below by 10 (?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xperiment 1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 mm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 scale 10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1 scale 30 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2 scale 30 V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1.65" calcext:value-type="float">
            <text:p>1.65</text:p>
          </table:table-cell>
          <table:table-cell office:value-type="float" office:value="1.95" calcext:value-type="float">
            <text:p>1.95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 scale 30 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 [V]</text:p>
          </table:table-cell>
          <table:table-cell table:formula="of:=AVERAGE([.D10:.D13])/3*30" office:value-type="float" office:value="0" calcext:value-type="float">
            <text:p>0</text:p>
          </table:table-cell>
          <table:table-cell table:formula="of:=AVERAGE([.E11:.E13])/3*30" office:value-type="float" office:value="3" calcext:value-type="float">
            <text:p>3</text:p>
          </table:table-cell>
          <table:table-cell table:formula="of:=AVERAGE([.F11:.F13])/3*30" office:value-type="float" office:value="5.5" calcext:value-type="float">
            <text:p>5.5</text:p>
          </table:table-cell>
          <table:table-cell table:formula="of:=AVERAGE([.G11:.G13])/3*30" office:value-type="float" office:value="9" calcext:value-type="float">
            <text:p>9</text:p>
          </table:table-cell>
          <table:table-cell table:formula="of:=AVERAGE([.H11:.H13])/3*30" office:value-type="float" office:value="11" calcext:value-type="float">
            <text:p>11</text:p>
          </table:table-cell>
          <table:table-cell table:formula="of:=AVERAGE([.I11:.I13])/3*30" office:value-type="float" office:value="13.5" calcext:value-type="float">
            <text:p>13.5</text:p>
          </table:table-cell>
          <table:table-cell table:formula="of:=AVERAGE([.J11:.J13])/3*30" office:value-type="float" office:value="15" calcext:value-type="float">
            <text:p>15</text:p>
          </table:table-cell>
          <table:table-cell table:formula="of:=AVERAGE([.K11:.K13])/3*30" office:value-type="float" office:value="18" calcext:value-type="float">
            <text:p>18</text:p>
          </table:table-cell>
          <table:table-cell table:formula="of:=AVERAGE([.L11:.L13])/3*30" office:value-type="float" office:value="20.5" calcext:value-type="float">
            <text:p>20.5</text:p>
          </table:table-cell>
          <table:table-cell table:formula="of:=AVERAGE([.M11:.M13])/3*30" office:value-type="float" office:value="22.5" calcext:value-type="float">
            <text:p>22.5</text:p>
          </table:table-cell>
          <table:table-cell table:formula="of:=AVERAGE([.N11:.N13])/3*30" office:value-type="float" office:value="25.5" calcext:value-type="float">
            <text:p>25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 [V]</text:p>
          </table:table-cell>
          <table:table-cell table:formula="of:=SQRT(STDEV([.D11:.D13])^2+1)" office:value-type="float" office:value="1" calcext:value-type="float">
            <text:p>1</text:p>
          </table:table-cell>
          <table:table-cell table:formula="of:=SQRT(STDEV([.E11:.E13])^2+1)" office:value-type="float" office:value="1" calcext:value-type="float">
            <text:p>1</text:p>
          </table:table-cell>
          <table:table-cell table:formula="of:=SQRT(STDEV([.F11:.F13])^2+1)" office:value-type="float" office:value="1.00374299499424" calcext:value-type="float">
            <text:p>1.00374299499424</text:p>
          </table:table-cell>
          <table:table-cell table:formula="of:=SQRT(STDEV([.G11:.G13])^2+1)" office:value-type="float" office:value="1.01118742080783" calcext:value-type="float">
            <text:p>1.01118742080783</text:p>
          </table:table-cell>
          <table:table-cell table:formula="of:=SQRT(STDEV([.H11:.H13])^2+1)" office:value-type="float" office:value="1.01488915650922" calcext:value-type="float">
            <text:p>1.01488915650922</text:p>
          </table:table-cell>
          <table:table-cell table:formula="of:=SQRT(STDEV([.I11:.I13])^2+1)" office:value-type="float" office:value="1.01118742080783" calcext:value-type="float">
            <text:p>1.01118742080783</text:p>
          </table:table-cell>
          <table:table-cell table:formula="of:=SQRT(STDEV([.J11:.J13])^2+1)" office:value-type="float" office:value="1.03319891598859" calcext:value-type="float">
            <text:p>1.03319891598859</text:p>
          </table:table-cell>
          <table:table-cell table:formula="of:=SQRT(STDEV([.K11:.K13])^2+1)" office:value-type="float" office:value="1.03319891598859" calcext:value-type="float">
            <text:p>1.03319891598859</text:p>
          </table:table-cell>
          <table:table-cell table:formula="of:=SQRT(STDEV([.L11:.L13])^2+1)" office:value-type="float" office:value="1.02591422643416" calcext:value-type="float">
            <text:p>1.02591422643416</text:p>
          </table:table-cell>
          <table:table-cell table:formula="of:=SQRT(STDEV([.M11:.M13])^2+1)" office:value-type="float" office:value="1.03319891598859" calcext:value-type="float">
            <text:p>1.03319891598859</text:p>
          </table:table-cell>
          <table:table-cell table:formula="of:=SQRT(STDEV([.N11:.N13])^2+1)" office:value-type="float" office:value="1.03319891598859" calcext:value-type="float">
            <text:p>1.033198915988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4 mm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1 scale 30 V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Off the scale, so sto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2 scale 30 V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1.35" calcext:value-type="float">
            <text:p>1.35</text:p>
          </table:table-cell>
          <table:table-cell office:value-type="float" office:value="1.5" calcext:value-type="float">
            <text:p>1.5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3 scale 30 V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35" calcext:value-type="float">
            <text:p>1.35</text:p>
          </table:table-cell>
          <table:table-cell office:value-type="float" office:value="1.65" calcext:value-type="float">
            <text:p>1.65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erage [V]</text:p>
          </table:table-cell>
          <table:table-cell table:formula="of:=AVERAGE([.D18:.D20])/3*30" office:value-type="float" office:value="0" calcext:value-type="float">
            <text:p>0</text:p>
          </table:table-cell>
          <table:table-cell table:formula="of:=AVERAGE([.E18:.E20])/3*30" office:value-type="float" office:value="5" calcext:value-type="float">
            <text:p>5</text:p>
          </table:table-cell>
          <table:table-cell table:formula="of:=AVERAGE([.F18:.F20])/3*30" office:value-type="float" office:value="8.5" calcext:value-type="float">
            <text:p>8.5</text:p>
          </table:table-cell>
          <table:table-cell table:formula="of:=AVERAGE([.G18:.G20])/3*30" office:value-type="float" office:value="13" calcext:value-type="float">
            <text:p>13</text:p>
          </table:table-cell>
          <table:table-cell table:formula="of:=AVERAGE([.H18:.H20])/3*30" office:value-type="float" office:value="15.5" calcext:value-type="float">
            <text:p>15.5</text:p>
          </table:table-cell>
          <table:table-cell table:formula="of:=AVERAGE([.I18:.I20])/3*30" office:value-type="float" office:value="19" calcext:value-type="float">
            <text:p>19</text:p>
          </table:table-cell>
          <table:table-cell table:formula="of:=AVERAGE([.J18:.J20])/3*30" office:value-type="float" office:value="22" calcext:value-type="float">
            <text:p>22</text:p>
          </table:table-cell>
          <table:table-cell table:formula="of:=AVERAGE([.K18:.K20])/3*30" office:value-type="float" office:value="25" calcext:value-type="float">
            <text:p>25</text:p>
          </table:table-cell>
          <table:table-cell table:formula="of:=AVERAGE([.L18:.L20])/3*30"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[V]</text:p>
          </table:table-cell>
          <table:table-cell table:formula="of:=SQRT(STDEV([.D18:.D20])^2+1)" office:value-type="float" office:value="1" calcext:value-type="float">
            <text:p>1</text:p>
          </table:table-cell>
          <table:table-cell table:formula="of:=SQRT(STDEV([.E18:.E20])^2+1)" office:value-type="float" office:value="1.00374299499424" calcext:value-type="float">
            <text:p>1.00374299499424</text:p>
          </table:table-cell>
          <table:table-cell table:formula="of:=SQRT(STDEV([.F18:.F20])^2+1)" office:value-type="float" office:value="1.00374299499424" calcext:value-type="float">
            <text:p>1.00374299499424</text:p>
          </table:table-cell>
          <table:table-cell table:formula="of:=SQRT(STDEV([.G18:.G20])^2+1)" office:value-type="float" office:value="1.00374299499424" calcext:value-type="float">
            <text:p>1.00374299499424</text:p>
          </table:table-cell>
          <table:table-cell table:formula="of:=SQRT(STDEV([.H18:.H20])^2+1)" office:value-type="float" office:value="1.00374299499424" calcext:value-type="float">
            <text:p>1.00374299499424</text:p>
          </table:table-cell>
          <table:table-cell table:formula="of:=SQRT(STDEV([.I18:.I20])^2+1)" office:value-type="float" office:value="1.00374299499424" calcext:value-type="float">
            <text:p>1.00374299499424</text:p>
          </table:table-cell>
          <table:table-cell table:formula="of:=SQRT(STDEV([.J18:.J20])^2+1)" office:value-type="float" office:value="1.00374299499424" calcext:value-type="float">
            <text:p>1.00374299499424</text:p>
          </table:table-cell>
          <table:table-cell table:formula="of:=SQRT(STDEV([.K18:.K20])^2+1)" office:value-type="float" office:value="1.00374299499424" calcext:value-type="float">
            <text:p>1.00374299499424</text:p>
          </table:table-cell>
          <table:table-cell table:formula="of:=SQRT(STDEV([.L18:.L20])^2+1)" office:value-type="float" office:value="1.01118742080783" calcext:value-type="float">
            <text:p>1.0111874208078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xperiment 2.</text:p>
          </table:table-cell>
          <table:table-cell office:value-type="string" calcext:value-type="string">
            <text:p>Distance between plates 2 cm. decided to make electrometer neat</text:p>
          </table:table-cell>
          <table:table-cell/>
          <table:table-cell office:value-type="string" calcext:value-type="string">
            <text:p>Take charge from plate </text:p>
          </table:table-cell>
          <table:table-cell/>
          <table:table-cell office:value-type="string" calcext:value-type="string">
            <text:p>Electrometer at 10 V. 3 V blows it out, 30V way too insensitive.</text:p>
          </table:table-cell>
          <table:table-cell table:number-columns-repeated="4"/>
          <table:table-cell office:value-type="string" calcext:value-type="string">
            <text:p>Error ~1cm as very hard to look ins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m from ce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cm is the edge of the thing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cm btn plates</text:p>
          </table:table-cell>
          <table:table-cell office:value-type="string" calcext:value-type="string">
            <text:p>Measure 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ssume discharging rod inbetween doesn’t matter, as did not for 1 and 2, but did for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m, scale 10 V</text:p>
          </table:table-cell>
          <table:table-cell office:value-type="string" calcext:value-type="string">
            <text:p>Measure 2</text:p>
          </table:table-cell>
          <table:table-cell table:number-columns-repeated="4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asure 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asure 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verage [V]</text:p>
          </table:table-cell>
          <table:table-cell table:formula="of:=AVERAGE([.D27:.D29])" office:value-type="float" office:value="3.16666666666667" calcext:value-type="float">
            <text:p>3.16666666666667</text:p>
          </table:table-cell>
          <table:table-cell table:formula="of:=AVERAGE([.E27:.E29])" office:value-type="float" office:value="3.33333333333333" calcext:value-type="float">
            <text:p>3.33333333333333</text:p>
          </table:table-cell>
          <table:table-cell table:formula="of:=AVERAGE([.F27:.F29])" office:value-type="float" office:value="3.33333333333333" calcext:value-type="float">
            <text:p>3.33333333333333</text:p>
          </table:table-cell>
          <table:table-cell table:formula="of:=AVERAGE([.G27:.G29])" office:value-type="float" office:value="3.66666666666667" calcext:value-type="float">
            <text:p>3.66666666666667</text:p>
          </table:table-cell>
          <table:table-cell table:formula="of:=AVERAGE([.H27:.H29])" office:value-type="float" office:value="4.5" calcext:value-type="float">
            <text:p>4.5</text:p>
          </table:table-cell>
          <table:table-cell table:formula="of:=AVERAGE([.I27:.I29])" office:value-type="float" office:value="6.33333333333333" calcext:value-type="float">
            <text:p>6.33333333333333</text:p>
          </table:table-cell>
          <table:table-cell/>
          <table:table-cell office:value-type="string" calcext:value-type="string">
            <text:p>experiment along one radius, as capacitor is uniformly charged, doesn’t matter if go up or down et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r [V]</text:p>
          </table:table-cell>
          <table:table-cell table:formula="of:=SQRT(0.1^2+STDEV([.D27:.D29])^2)" office:value-type="float" office:value="0.305505046330389" calcext:value-type="float">
            <text:p>0.305505046330389</text:p>
          </table:table-cell>
          <table:table-cell table:formula="of:=SQRT(0.1^2+STDEV([.E27:.E29])^2)" office:value-type="float" office:value="0.305505046330389" calcext:value-type="float">
            <text:p>0.305505046330389</text:p>
          </table:table-cell>
          <table:table-cell table:formula="of:=SQRT(0.1^2+STDEV([.F27:.F29])^2)" office:value-type="float" office:value="0.305505046330389" calcext:value-type="float">
            <text:p>0.305505046330389</text:p>
          </table:table-cell>
          <table:table-cell table:formula="of:=SQRT(0.1^2+STDEV([.G27:.G29])^2)" office:value-type="float" office:value="0.305505046330389" calcext:value-type="float">
            <text:p>0.305505046330389</text:p>
          </table:table-cell>
          <table:table-cell table:formula="of:=SQRT(0.1^2+STDEV([.H27:.H29])^2)" office:value-type="float" office:value="0.1" calcext:value-type="float">
            <text:p>0.1</text:p>
          </table:table-cell>
          <table:table-cell table:formula="of:=SQRT(0.1^2+STDEV([.I27:.I29])^2)" office:value-type="float" office:value="0.305505046330389" calcext:value-type="float">
            <text:p>0.305505046330389</text:p>
          </table:table-cell>
          <table:table-cell/>
          <table:table-cell office:value-type="string" calcext:value-type="string">
            <text:p>Use electrometer 100 V setting for 1/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ake sure future research etc, cables do not touch the plates as they discharge to some degre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 3.</text:p>
          </table:table-cell>
          <table:table-cell office:value-type="string" calcext:value-type="string">
            <text:p>Change power supply to 30 V scale, make it up to 20 V, charge plates, disconnect. Zero before charging.</text:p>
          </table:table-cell>
          <table:table-cell table:number-columns-repeated="7"/>
          <table:table-cell office:value-type="string" calcext:value-type="string">
            <text:p>Note that the charge leaks from the plates, so steps of 2cm take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istance 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string" calcext:value-type="string">
            <text:p>For measurements, we charged at 2mm, changed distance to x, and measured to prevent leakage over tim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oltage scale 100 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easurement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easurement 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easurement 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.5" calcext:value-type="float">
            <text:p>6.5</text:p>
          </table:table-cell>
          <table:table-cell office:value-type="string" calcext:value-type="string">
            <text:p>Note 4 people standing by whereas above 2/3, perhaps affects?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ote pay attention we don’t touch cables either as they affect things a bit, but taken into account prior with grounding, so long as not touched during experiment, we goo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experiment 3, tried between 2mm and 20mm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istance 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e the stick is assumed to have negliglble capacitance to transfer it all effectively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oltage scale 100 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asurement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2" table:style-name="ce2"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asurement 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Distance m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scale 100 V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surement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surement 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[V]</text:p>
          </table:table-cell>
          <table:table-cell table:formula="of:=10*AVERAGE([.C49:.C51])" office:value-type="float" office:value="20" calcext:value-type="float">
            <text:p>20</text:p>
          </table:table-cell>
          <table:table-cell table:formula="of:=10*AVERAGE([.D49:.D51])" office:value-type="float" office:value="30" calcext:value-type="float">
            <text:p>30</text:p>
          </table:table-cell>
          <table:table-cell table:formula="of:=10*AVERAGE([.E49:.E51])" office:value-type="float" office:value="43.3333333333333" calcext:value-type="float">
            <text:p>43.3333333333333</text:p>
          </table:table-cell>
          <table:table-cell table:formula="of:=10*AVERAGE([.F49:.F51])" office:value-type="float" office:value="51.6666666666667" calcext:value-type="float">
            <text:p>51.6666666666667</text:p>
          </table:table-cell>
          <table:table-cell table:formula="of:=10*AVERAGE([.G49:.G51])" office:value-type="float" office:value="55" calcext:value-type="float">
            <text:p>55</text:p>
          </table:table-cell>
          <table:table-cell table:formula="of:=10*AVERAGE([.H49:.H51])" office:value-type="float" office:value="55" calcext:value-type="float">
            <text:p>55</text:p>
          </table:table-cell>
          <table:table-cell table:formula="of:=10*AVERAGE([.I49:.I51])" office:value-type="float" office:value="58.3333333333333" calcext:value-type="float">
            <text:p>58.3333333333333</text:p>
          </table:table-cell>
          <table:table-cell table:formula="of:=10*AVERAGE([.J49:.J51])" office:value-type="float" office:value="66.6666666666667" calcext:value-type="float">
            <text:p>66.6666666666667</text:p>
          </table:table-cell>
          <table:table-cell table:formula="of:=10*AVERAGE([.K49:.K51])" office:value-type="float" office:value="60" calcext:value-type="float">
            <text:p>60</text:p>
          </table:table-cell>
          <table:table-cell table:formula="of:=10*AVERAGE([.L49:.L51])" office:value-type="float" office:value="65" calcext:value-type="float">
            <text:p>65</text:p>
          </table:table-cell>
          <table:table-cell table:formula="of:=10*AVERAGE([.M49:.M51])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 [V]</text:p>
          </table:table-cell>
          <table:table-cell table:formula="of:=SQRT(1+STDEV([.C49:.C51])^2)" office:value-type="float" office:value="1" calcext:value-type="float">
            <text:p>1</text:p>
          </table:table-cell>
          <table:table-cell table:formula="of:=SQRT(1+STDEV([.D49:.D51])^2)" office:value-type="float" office:value="1.1180339887499" calcext:value-type="float">
            <text:p>1.1180339887499</text:p>
          </table:table-cell>
          <table:table-cell table:formula="of:=SQRT(1+STDEV([.E49:.E51])^2)" office:value-type="float" office:value="1.04083299973307" calcext:value-type="float">
            <text:p>1.04083299973307</text:p>
          </table:table-cell>
          <table:table-cell table:formula="of:=SQRT(1+STDEV([.F49:.F51])^2)" office:value-type="float" office:value="1.04083299973307" calcext:value-type="float">
            <text:p>1.04083299973307</text:p>
          </table:table-cell>
          <table:table-cell table:formula="of:=SQRT(1+STDEV([.G49:.G51])^2)" office:value-type="float" office:value="1.1180339887499" calcext:value-type="float">
            <text:p>1.1180339887499</text:p>
          </table:table-cell>
          <table:table-cell table:formula="of:=SQRT(1+STDEV([.H49:.H51])^2)" office:value-type="float" office:value="1" calcext:value-type="float">
            <text:p>1</text:p>
          </table:table-cell>
          <table:table-cell table:formula="of:=SQRT(1+STDEV([.I49:.I51])^2)" office:value-type="float" office:value="1.25830573921179" calcext:value-type="float">
            <text:p>1.25830573921179</text:p>
          </table:table-cell>
          <table:table-cell table:formula="of:=SQRT(1+STDEV([.J49:.J51])^2)" office:value-type="float" office:value="1.15470053837925" calcext:value-type="float">
            <text:p>1.15470053837925</text:p>
          </table:table-cell>
          <table:table-cell table:formula="of:=SQRT(1+STDEV([.K49:.K51])^2)" office:value-type="float" office:value="1.1180339887499" calcext:value-type="float">
            <text:p>1.1180339887499</text:p>
          </table:table-cell>
          <table:table-cell table:formula="of:=SQRT(1+STDEV([.L49:.L51])^2)" office:value-type="float" office:value="1.1180339887499" calcext:value-type="float">
            <text:p>1.1180339887499</text:p>
          </table:table-cell>
          <table:table-cell table:formula="of:=SQRT(1+STDEV([.M49:.M51])^2)" office:value-type="float" office:value="1.3228756555323" calcext:value-type="float">
            <text:p>1.32287565553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00:26.712272668</meta:creation-date>
    <meta:generator>LibreOffice/7.3.7.2$Linux_X86_64 LibreOffice_project/30$Build-2</meta:generator>
    <dc:date>2024-02-29T23:36:41.254353703</dc:date>
    <meta:editing-duration>PT1H23M40S</meta:editing-duration>
    <meta:editing-cycles>11</meta:editing-cycles>
    <meta:document-statistic meta:table-count="1" meta:cell-count="346" meta:object-count="0"/>
  </office:meta>
</office:document-meta>
</file>